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normal" fo:font-family="'Calibri Light'" style:font-family-asian="'Calibri Light'" style:font-family-complex="'Calibri Light'" fo:background-color="transparent" fo:color="#2f5496"/>
    </style:style>
    <style:style style:name="T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4" style:family="text">
      <style:text-properties fo:font-size="12.00pt" fo:font-weight="normal" fo:font-family="Calibri" style:font-family-asian="Calibri" style:font-family-complex="Calibri" fo:background-color="transparent" style:use-window-font-color="true"/>
    </style:style>
    <style:style style:name="T4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0" style:family="text">
      <style:text-properties fo:font-size="12.00pt" fo:font-weight="normal" fo:font-family="Calibri" style:font-family-asian="Calibri" style:font-family-complex="Calibri" fo:background-color="transparent" style:use-window-font-color="true"/>
    </style:style>
    <style:style style:name="T8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6" style:family="text">
      <style:text-properties fo:font-size="12.00pt" fo:font-weight="normal" fo:font-family="Calibri" style:font-family-asian="Calibri" style:font-family-complex="Calibri" fo:background-color="transparent" style:use-window-font-color="true"/>
    </style:style>
    <style:style style:name="T11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5" style:family="text">
      <style:text-properties fo:font-size="12.00pt" fo:font-weight="normal" fo:font-family="Calibri" style:font-family-asian="Calibri" style:font-family-complex="Calibri" fo:background-color="transparent" style:use-window-font-color="true"/>
    </style:style>
    <style:style style:name="T12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4" style:family="text">
      <style:text-properties fo:font-size="12.00pt" fo:font-weight="normal" fo:font-family="Calibri" style:font-family-asian="Calibri" style:font-family-complex="Calibri" fo:background-color="transparent" style:use-window-font-color="true"/>
    </style:style>
    <style:style style:name="T13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6.00pt" fo:font-weight="bold" fo:font-family="'Calibri Light'" style:font-family-asian="'Calibri Light'" style:font-family-complex="'Calibri Light'" fo:background-color="transparent" fo:color="#1f3864" fo:font-variant="small-caps"/>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bold" fo:font-family="Calibri" style:font-family-asian="Calibri" style:font-family-complex="Calibri"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bold"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bold" fo:font-family="Calibri" style:font-family-asian="Calibri" style:font-family-complex="Calibri"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6.00pt" fo:font-weight="bold" fo:font-family="'Calibri Light'" style:font-family-asian="'Calibri Light'" style:font-family-complex="'Calibri Light'" fo:background-color="transparent" fo:color="#1f3864" fo:font-variant="small-caps"/>
    </style:style>
    <style:style style:name="T157" style:family="text">
      <style:text-properties fo:font-size="14.00pt" fo:font-weight="bold" fo:font-family="'Calibri Light'" style:font-family-asian="'Calibri Light'" style:font-family-complex="'Calibri Light'" fo:background-color="transparent" fo:color="#2f5496"/>
    </style:style>
    <style:style style:name="T158" style:family="text">
      <style:text-properties fo:font-size="15.00pt" fo:font-weight="normal" fo:font-family="''Charlie Text', sans-serif'" style:font-family-asian="''Charlie Text', sans-serif'" style:font-family-complex="''Charlie Text', sans-serif'" fo:background-color="transparent" fo:color="#091e42"/>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4.00pt" fo:font-weight="bold" fo:font-family="'Calibri Light'" style:font-family-asian="'Calibri Light'" style:font-family-complex="'Calibri Light'" fo:background-color="transparent" fo:color="#2f5496"/>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bold"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4.00pt" fo:font-weight="bold" fo:font-family="'Calibri Light'" style:font-family-asian="'Calibri Light'" style:font-family-complex="'Calibri Light'" fo:background-color="transparent" fo:color="#2f5496"/>
    </style:style>
    <style:style style:name="T175" style:family="text">
      <style:text-properties fo:font-size="14.00pt" fo:font-weight="normal" fo:font-family="'Calibri Light'" style:font-family-asian="'Calibri Light'" style:font-family-complex="'Calibri Light'" fo:background-color="transparent" fo:color="#2e74b5"/>
    </style:style>
    <style:style style:name="T176" style:family="text">
      <style:text-properties fo:font-size="12.00pt" fo:font-weight="normal" fo:font-family="'Calibri Light'" style:font-family-asian="'Calibri Light'" style:font-family-complex="'Calibri Light'" fo:background-color="transparent" style:use-window-font-color="true"/>
    </style:style>
    <style:style style:name="T177" style:family="text">
      <style:text-properties fo:font-size="14.00pt" fo:font-weight="normal" fo:font-family="'Calibri Light'" style:font-family-asian="'Calibri Light'" style:font-family-complex="'Calibri Light'" fo:background-color="transparent" fo:color="#2e74b5"/>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bold"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4.00pt" fo:font-weight="normal" fo:font-family="'Calibri Light'" style:font-family-asian="'Calibri Light'" style:font-family-complex="'Calibri Light'" fo:background-color="transparent" fo:color="#2e74b5"/>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bold"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bold"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normal" fo:font-family="'Calibri Light'" style:font-family-asian="'Calibri Light'" style:font-family-complex="'Calibri Light'" fo:background-color="transparent" fo:color="#2e74b5"/>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4.00pt" fo:font-weight="bold" fo:font-family="'Calibri Light'" style:font-family-asian="'Calibri Light'" style:font-family-complex="'Calibri Light'" fo:background-color="transparent" fo:color="#2f5496"/>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1.00pt" fo:font-weight="bold" fo:font-family="Calibri" style:font-family-asian="Calibri" style:font-family-complex="Calibri"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bold" fo:font-family="Calibri" style:font-family-asian="Calibri" style:font-family-complex="Calibri"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4.00pt" fo:font-weight="bold" fo:font-family="'Calibri Light'" style:font-family-asian="'Calibri Light'" style:font-family-complex="'Calibri Light'" fo:background-color="transparent" fo:color="#2f5496"/>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4.00pt" fo:font-weight="bold" fo:font-family="'Calibri Light'" style:font-family-asian="'Calibri Light'" style:font-family-complex="'Calibri Light'" fo:background-color="transparent" fo:color="#2f5496"/>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bold" fo:font-family="Calibri" style:font-family-asian="Calibri" style:font-family-complex="Calibri"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6.00pt" fo:font-weight="bold" fo:font-family="'Calibri Light'" style:font-family-asian="'Calibri Light'" style:font-family-complex="'Calibri Light'" fo:background-color="transparent" fo:color="#1f3864" fo:font-variant="small-caps"/>
    </style:style>
    <style:style style:name="T260" style:family="text">
      <style:text-properties fo:font-size="14.00pt" fo:font-weight="bold" fo:font-family="'Calibri Light'" style:font-family-asian="'Calibri Light'" style:font-family-complex="'Calibri Light'" fo:background-color="transparent" fo:color="#2f5496"/>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bold"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bold"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6.00pt" fo:font-weight="bold" fo:font-family="'Calibri Light'" style:font-family-asian="'Calibri Light'" style:font-family-complex="'Calibri Light'" fo:background-color="transparent" fo:color="#1f3864" fo:font-variant="small-caps"/>
    </style:style>
    <style:style style:name="T269" style:family="text">
      <style:text-properties fo:font-size="12.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2.00pt" fo:font-weight="normal" fo:font-family="Calibri" style:font-family-asian="Calibri" style:font-family-complex="Calibri" fo:background-color="transparent" style:use-window-font-color="true"/>
    </style:style>
    <style:style style:name="T272" style:family="text">
      <style:text-properties fo:font-size="12.00pt" fo:font-weight="normal" fo:font-family="Calibri" style:font-family-asian="Calibri" style:font-family-complex="Calibri" fo:background-color="transparent" style:use-window-font-color="true"/>
    </style:style>
    <style:style style:name="T273" style:family="text">
      <style:text-properties fo:font-size="12.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2.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25.00%" fo:text-align="justify" fo:margin-bottom="7.00pt"/>
    </style:style>
    <style:style style:name="P3" style:family="paragraph">
      <style:paragraph-properties fo:line-height="110.00%" fo:text-align="left" fo:margin-bottom="8.00pt"/>
    </style:style>
    <style:style style:name="P4" style:family="paragraph">
      <style:paragraph-properties fo:line-height="110.00%" fo:text-align="left" fo:margin-top="12.00pt"/>
    </style:style>
    <style:style style:name="P5" style:family="paragraph">
      <style:paragraph-properties fo:line-height="125.00%" fo:text-align="justify" fo:margin-bottom="5.00pt">
        <style:tab-stops>
          <style:tab-stop style:position="24.00pt"/>
          <style:tab-stop style:position="453.10pt" style:type="right" style:leader-style="dotted"/>
        </style:tab-stops>
      </style:paragraph-properties>
    </style:style>
    <style:style style:name="P6" style:family="paragraph">
      <style:paragraph-properties fo:line-height="125.00%" fo:text-align="justify" fo:margin-left="12.00pt" fo:text-indent="0.00pt" fo:margin-bottom="5.00pt">
        <style:tab-stops>
          <style:tab-stop style:position="32.00pt"/>
          <style:tab-stop style:position="441.10pt" style:type="right" style:leader-style="dotted"/>
        </style:tab-stops>
      </style:paragraph-properties>
    </style:style>
    <style:style style:name="P7" style:family="paragraph">
      <style:paragraph-properties fo:line-height="125.00%" fo:text-align="justify" fo:margin-left="24.00pt" fo:text-indent="0.00pt" fo:margin-bottom="5.00pt">
        <style:tab-stops>
          <style:tab-stop style:position="42.00pt"/>
          <style:tab-stop style:position="429.10pt" style:type="right" style:leader-style="dotted"/>
        </style:tab-stops>
      </style:paragraph-properties>
    </style:style>
    <style:style style:name="P8" style:family="paragraph">
      <style:paragraph-properties fo:line-height="125.00%" fo:text-align="justify" fo:margin-left="12.00pt" fo:text-indent="0.00pt" fo:margin-bottom="5.00pt">
        <style:tab-stops>
          <style:tab-stop style:position="32.00pt"/>
          <style:tab-stop style:position="441.10pt" style:type="right" style:leader-style="dotted"/>
        </style:tab-stops>
      </style:paragraph-properties>
    </style:style>
    <style:style style:name="P9" style:family="paragraph">
      <style:paragraph-properties fo:line-height="125.00%" fo:text-align="justify" fo:margin-bottom="5.00pt">
        <style:tab-stops>
          <style:tab-stop style:position="24.00pt"/>
          <style:tab-stop style:position="453.10pt" style:type="right" style:leader-style="dotted"/>
        </style:tab-stops>
      </style:paragraph-properties>
    </style:style>
    <style:style style:name="P10" style:family="paragraph">
      <style:paragraph-properties fo:line-height="125.00%" fo:text-align="justify" fo:margin-left="12.00pt" fo:text-indent="0.00pt" fo:margin-bottom="5.00pt">
        <style:tab-stops>
          <style:tab-stop style:position="32.00pt"/>
          <style:tab-stop style:position="441.10pt" style:type="right" style:leader-style="dotted"/>
        </style:tab-stops>
      </style:paragraph-properties>
    </style:style>
    <style:style style:name="P11" style:family="paragraph">
      <style:paragraph-properties fo:line-height="125.00%" fo:text-align="justify" fo:margin-bottom="5.00pt">
        <style:tab-stops>
          <style:tab-stop style:position="24.00pt"/>
          <style:tab-stop style:position="453.10pt" style:type="right" style:leader-style="dotted"/>
        </style:tab-stops>
      </style:paragraph-properties>
    </style:style>
    <style:style style:name="P12" style:family="paragraph">
      <style:paragraph-properties fo:line-height="125.00%" fo:text-align="justify" fo:margin-bottom="7.00pt"/>
    </style:style>
    <style:style style:name="P13" style:family="paragraph">
      <style:paragraph-properties fo:line-height="125.00%" fo:text-align="justify" fo:margin-top="12.00pt" fo:margin-bottom="18.00pt"/>
    </style:style>
    <style:style style:name="P14" style:family="paragraph">
      <style:paragraph-properties fo:line-height="100.00%" fo:text-align="left" fo:margin-left="5.40pt" fo:text-indent="-5.40pt">
        <style:tab-stops>
          <style:tab-stop style:position="58.15pt"/>
          <style:tab-stop style:position="32891.10pt"/>
          <style:tab-stop style:position="54114.65pt" style:char="." style:type="char"/>
          <style:tab-stop style:position="-5.40p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5.40pt" fo:text-indent="-5.40pt">
        <style:tab-stops>
          <style:tab-stop style:position="58.15pt"/>
          <style:tab-stop style:position="32891.10pt"/>
          <style:tab-stop style:position="54114.65pt" style:char="." style:type="char"/>
          <style:tab-stop style:position="-5.40pt"/>
        </style:tab-stops>
      </style:paragraph-properties>
    </style:style>
    <style:style style:name="P17" style:family="paragraph">
      <style:paragraph-properties fo:line-height="100.00%" fo:text-align="left" fo:margin-left="5.40pt" fo:text-indent="-5.40pt">
        <style:tab-stops>
          <style:tab-stop style:position="58.15pt"/>
          <style:tab-stop style:position="32891.10pt"/>
          <style:tab-stop style:position="421116.25pt" style:type="right"/>
          <style:tab-stop style:position="1620.20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5.40pt" fo:text-indent="-5.40pt">
        <style:tab-stops>
          <style:tab-stop style:position="58.15pt"/>
          <style:tab-stop style:position="32891.10pt"/>
          <style:tab-stop style:position="421116.25pt" style:type="right"/>
          <style:tab-stop style:position="1620.20pt"/>
        </style:tab-stops>
      </style:paragraph-properties>
    </style:style>
    <style:style style:name="P20" style:family="paragraph">
      <style:paragraph-properties fo:line-height="125.00%" fo:text-align="justify" fo:margin-top="12.00pt" fo:margin-bottom="18.00pt"/>
    </style:style>
    <style:style style:name="P21" style:family="paragraph">
      <style:paragraph-properties fo:line-height="125.00%" fo:text-align="justify" fo:margin-left="43.10pt" fo:text-indent="-28.90pt" fo:margin-top="2.00pt" fo:margin-bottom="12.00pt"/>
    </style:style>
    <style:style style:name="P22" style:family="paragraph">
      <style:paragraph-properties fo:line-height="115.00%" fo:text-align="justify" fo:margin-bottom="7.00pt"/>
    </style:style>
    <style:style style:name="P23" style:family="paragraph">
      <style:paragraph-properties fo:line-height="125.00%" fo:text-align="justify" fo:margin-bottom="7.00pt"/>
    </style:style>
    <style:style style:name="P24" style:family="paragraph">
      <style:paragraph-properties fo:line-height="125.00%" fo:text-align="justify" fo:margin-left="43.10pt" fo:text-indent="-28.90pt" fo:margin-top="2.00pt" fo:margin-bottom="12.00pt"/>
    </style:style>
    <style:style style:name="P25" style:family="paragraph">
      <style:paragraph-properties fo:line-height="100.00%" fo:text-align="left" fo:margin-left="5.40pt" fo:text-indent="-5.40pt">
        <style:tab-stops>
          <style:tab-stop style:position="29.75pt"/>
          <style:tab-stop style:position="32891.10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5.40pt" fo:text-indent="-5.40pt">
        <style:tab-stops>
          <style:tab-stop style:position="29.75pt"/>
          <style:tab-stop style:position="32891.10pt"/>
        </style:tab-stops>
      </style:paragraph-properties>
    </style:style>
    <style:style style:name="P28" style:family="paragraph">
      <style:paragraph-properties fo:line-height="100.00%" fo:text-align="left" fo:margin-left="5.40pt" fo:text-indent="-5.40pt">
        <style:tab-stops>
          <style:tab-stop style:position="29.75pt"/>
          <style:tab-stop style:position="32891.10pt"/>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5.40pt" fo:text-indent="-5.40pt">
        <style:tab-stops>
          <style:tab-stop style:position="29.75pt"/>
          <style:tab-stop style:position="32891.10pt"/>
        </style:tab-stops>
      </style:paragraph-properties>
    </style:style>
    <style:style style:name="P31" style:family="paragraph">
      <style:paragraph-properties fo:line-height="100.00%" fo:text-align="left" fo:margin-left="5.40pt" fo:text-indent="-5.40pt">
        <style:tab-stops>
          <style:tab-stop style:position="29.75pt"/>
          <style:tab-stop style:position="32775.90pt"/>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5.40pt" fo:text-indent="-5.40pt">
        <style:tab-stops>
          <style:tab-stop style:position="29.75pt"/>
          <style:tab-stop style:position="32775.90pt"/>
        </style:tab-stops>
      </style:paragraph-properties>
    </style:style>
    <style:style style:name="P34" style:family="paragraph">
      <style:paragraph-properties fo:line-height="125.00%" fo:text-align="justify" fo:margin-left="43.10pt" fo:text-indent="-28.90pt" fo:margin-top="2.00pt" fo:margin-bottom="12.00pt"/>
    </style:style>
    <style:style style:name="P35" style:family="paragraph">
      <style:paragraph-properties fo:line-height="125.00%" fo:text-align="justify" fo:margin-left="72.85pt" fo:text-indent="-36.00pt" fo:margin-top="2.00pt" fo:margin-bottom="12.00pt"/>
    </style:style>
    <style:style style:name="P36" style:family="paragraph">
      <style:paragraph-properties fo:line-height="125.00%" fo:text-align="justify" fo:margin-left="72.85pt" fo:text-indent="-36.00pt" fo:margin-bottom="7.00pt"/>
    </style:style>
    <style:style style:name="P37" style:family="paragraph">
      <style:paragraph-properties fo:line-height="125.00%" fo:text-align="justify" fo:margin-left="72.85pt" fo:text-indent="-36.00pt" fo:margin-top="2.00pt" fo:margin-bottom="12.00pt"/>
    </style:style>
    <style:style style:name="P38" style:family="paragraph">
      <style:paragraph-properties fo:line-height="100.00%" fo:text-align="left" fo:margin-left="5.40pt" fo:text-indent="-5.40pt">
        <style:tab-stops>
          <style:tab-stop style:position="29.80pt"/>
          <style:tab-stop style:position="32891.10pt"/>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5.40pt" fo:text-indent="-5.40pt">
        <style:tab-stops>
          <style:tab-stop style:position="29.80pt"/>
          <style:tab-stop style:position="32891.10pt"/>
        </style:tab-stops>
      </style:paragraph-properties>
    </style:style>
    <style:style style:name="P41" style:family="paragraph">
      <style:paragraph-properties fo:line-height="100.00%" fo:text-align="left" fo:margin-left="5.40pt" fo:text-indent="-5.40pt">
        <style:tab-stops>
          <style:tab-stop style:position="29.80pt"/>
          <style:tab-stop style:position="32891.10pt"/>
        </style:tab-stops>
      </style:paragraph-properties>
    </style:style>
    <style:style style:name="P42" style:family="paragraph">
      <style:paragraph-properties fo:line-height="100.00%" fo:text-align="left"/>
    </style:style>
    <style:style style:name="P43" style:family="paragraph">
      <style:paragraph-properties fo:line-height="100.00%" fo:text-align="left" fo:margin-left="5.40pt" fo:text-indent="-5.40pt">
        <style:tab-stops>
          <style:tab-stop style:position="29.80pt"/>
          <style:tab-stop style:position="32891.10pt"/>
        </style:tab-stops>
      </style:paragraph-properties>
    </style:style>
    <style:style style:name="P44" style:family="paragraph">
      <style:paragraph-properties fo:line-height="125.00%" fo:text-align="justify" fo:margin-bottom="7.00pt"/>
    </style:style>
    <style:style style:name="P45" style:family="paragraph">
      <style:paragraph-properties fo:line-height="125.00%" fo:text-align="justify" fo:margin-left="72.85pt" fo:text-indent="-36.00pt" fo:margin-top="2.00pt" fo:margin-bottom="12.00pt"/>
    </style:style>
    <style:style style:name="P46" style:family="paragraph">
      <style:paragraph-properties fo:line-height="100.00%" fo:text-align="left" fo:margin-left="5.40pt" fo:text-indent="-5.40pt">
        <style:tab-stops>
          <style:tab-stop style:position="22.60pt"/>
          <style:tab-stop style:position="32891.10pt"/>
          <style:tab-stop style:position="54114.65pt" style:char="." style:type="char"/>
        </style:tab-stops>
      </style:paragraph-properties>
    </style:style>
    <style:style style:name="P47" style:family="paragraph">
      <style:paragraph-properties fo:line-height="100.00%" fo:text-align="left"/>
    </style:style>
    <style:style style:name="P48" style:family="paragraph">
      <style:paragraph-properties fo:line-height="100.00%" fo:text-align="left">
        <style:tab-stops>
          <style:tab-stop style:position="67.80pt"/>
        </style:tab-stops>
      </style:paragraph-properties>
    </style:style>
    <style:style style:name="P49" style:family="paragraph">
      <style:paragraph-properties fo:line-height="100.00%" fo:text-align="left" fo:margin-left="5.40pt" fo:text-indent="-5.40pt">
        <style:tab-stops>
          <style:tab-stop style:position="22.60pt"/>
          <style:tab-stop style:position="32891.10pt"/>
          <style:tab-stop style:position="54114.65pt" style:char="." style:type="char"/>
        </style:tab-stops>
      </style:paragraph-properties>
    </style:style>
    <style:style style:name="P50" style:family="paragraph">
      <style:paragraph-properties fo:line-height="100.00%" fo:text-align="left" fo:margin-left="5.40pt" fo:text-indent="-5.40pt">
        <style:tab-stops>
          <style:tab-stop style:position="22.60pt"/>
          <style:tab-stop style:position="32891.10pt"/>
          <style:tab-stop style:position="421116.25pt" style:type="right"/>
        </style:tab-stops>
      </style:paragraph-properties>
    </style:style>
    <style:style style:name="P51" style:family="paragraph">
      <style:paragraph-properties fo:line-height="100.00%" fo:text-align="left"/>
    </style:style>
    <style:style style:name="P52" style:family="paragraph">
      <style:paragraph-properties fo:line-height="100.00%" fo:text-align="left" fo:margin-left="5.40pt" fo:text-indent="-5.40pt">
        <style:tab-stops>
          <style:tab-stop style:position="22.60pt"/>
          <style:tab-stop style:position="32891.10pt"/>
          <style:tab-stop style:position="421116.25pt" style:type="right"/>
        </style:tab-stops>
      </style:paragraph-properties>
    </style:style>
    <style:style style:name="P53" style:family="paragraph">
      <style:paragraph-properties fo:line-height="100.00%" fo:text-align="left" fo:margin-left="5.40pt" fo:text-indent="-5.40pt">
        <style:tab-stops>
          <style:tab-stop style:position="22.60pt"/>
          <style:tab-stop style:position="32775.90pt"/>
          <style:tab-stop style:position="421116.25pt" style:type="right"/>
        </style:tab-stops>
      </style:paragraph-properties>
    </style:style>
    <style:style style:name="P54" style:family="paragraph">
      <style:paragraph-properties fo:line-height="100.00%" fo:text-align="left"/>
    </style:style>
    <style:style style:name="P55" style:family="paragraph">
      <style:paragraph-properties fo:line-height="100.00%" fo:text-align="left" fo:margin-left="5.40pt" fo:text-indent="-5.40pt">
        <style:tab-stops>
          <style:tab-stop style:position="22.60pt"/>
          <style:tab-stop style:position="32775.90pt"/>
          <style:tab-stop style:position="421116.25pt" style:type="right"/>
        </style:tab-stops>
      </style:paragraph-properties>
    </style:style>
    <style:style style:name="P56" style:family="paragraph">
      <style:paragraph-properties fo:line-height="100.00%" fo:text-align="left"/>
    </style:style>
    <style:style style:name="P57" style:family="paragraph">
      <style:paragraph-properties fo:line-height="100.00%" fo:text-align="left" fo:margin-left="5.40pt" fo:text-indent="-5.40pt">
        <style:tab-stops>
          <style:tab-stop style:position="22.60pt"/>
          <style:tab-stop style:position="32775.90pt"/>
          <style:tab-stop style:position="421116.25pt" style:type="right"/>
        </style:tab-stops>
      </style:paragraph-properties>
    </style:style>
    <style:style style:name="P58" style:family="paragraph">
      <style:paragraph-properties fo:line-height="125.00%" fo:text-align="justify" fo:margin-bottom="7.00pt"/>
    </style:style>
    <style:style style:name="P59" style:family="paragraph">
      <style:paragraph-properties fo:line-height="125.00%" fo:text-align="justify" fo:margin-left="72.85pt" fo:text-indent="-36.00pt" fo:margin-top="2.00pt" fo:margin-bottom="12.00pt"/>
    </style:style>
    <style:style style:name="P60" style:family="paragraph">
      <style:paragraph-properties fo:line-height="100.00%" fo:text-align="left" fo:margin-left="5.40pt" fo:text-indent="-5.40pt">
        <style:tab-stops>
          <style:tab-stop style:position="29.80pt"/>
          <style:tab-stop style:position="32891.10pt"/>
          <style:tab-stop style:position="54114.65pt" style:char="." style:type="char"/>
        </style:tab-stops>
      </style:paragraph-properties>
    </style:style>
    <style:style style:name="P61" style:family="paragraph">
      <style:paragraph-properties fo:line-height="100.00%" fo:text-align="left"/>
    </style:style>
    <style:style style:name="P62" style:family="paragraph">
      <style:paragraph-properties fo:line-height="100.00%" fo:text-align="left" fo:margin-left="5.40pt" fo:text-indent="-5.40pt">
        <style:tab-stops>
          <style:tab-stop style:position="29.80pt"/>
          <style:tab-stop style:position="32891.10pt"/>
          <style:tab-stop style:position="54114.65pt" style:char="." style:type="char"/>
        </style:tab-stops>
      </style:paragraph-properties>
    </style:style>
    <style:style style:name="P63" style:family="paragraph">
      <style:paragraph-properties fo:line-height="100.00%" fo:text-align="left" fo:margin-left="5.40pt" fo:text-indent="-5.40pt">
        <style:tab-stops>
          <style:tab-stop style:position="29.80pt"/>
          <style:tab-stop style:position="32775.90pt"/>
          <style:tab-stop style:position="421116.25pt" style:type="right"/>
        </style:tab-stops>
      </style:paragraph-properties>
    </style:style>
    <style:style style:name="P64" style:family="paragraph">
      <style:paragraph-properties fo:line-height="100.00%" fo:text-align="left"/>
    </style:style>
    <style:style style:name="P65" style:family="paragraph">
      <style:paragraph-properties fo:line-height="100.00%" fo:text-align="left" fo:margin-left="5.40pt" fo:text-indent="-5.40pt">
        <style:tab-stops>
          <style:tab-stop style:position="29.80pt"/>
          <style:tab-stop style:position="32775.90pt"/>
          <style:tab-stop style:position="421116.25pt" style:type="right"/>
        </style:tab-stops>
      </style:paragraph-properties>
    </style:style>
    <style:style style:name="P66" style:family="paragraph">
      <style:paragraph-properties fo:line-height="110.00%" fo:text-align="left" fo:margin-bottom="8.00pt"/>
    </style:style>
    <style:style style:name="P67" style:family="paragraph">
      <style:paragraph-properties fo:line-height="125.00%" fo:text-align="justify" fo:margin-left="43.10pt" fo:text-indent="-28.90pt" fo:margin-top="2.00pt" fo:margin-bottom="12.00pt"/>
    </style:style>
    <style:style style:name="P68" style:family="paragraph">
      <style:paragraph-properties fo:line-height="100.00%" fo:text-align="left" fo:margin-left="5.40pt" fo:text-indent="-5.40pt">
        <style:tab-stops>
          <style:tab-stop style:position="22.65pt"/>
          <style:tab-stop style:position="32891.10pt"/>
          <style:tab-stop style:position="54114.65pt" style:char="." style:type="char"/>
        </style:tab-stops>
      </style:paragraph-properties>
    </style:style>
    <style:style style:name="P69" style:family="paragraph">
      <style:paragraph-properties fo:line-height="100.00%" fo:text-align="left"/>
    </style:style>
    <style:style style:name="P70" style:family="paragraph">
      <style:paragraph-properties fo:line-height="100.00%" fo:text-align="left" fo:margin-left="5.40pt" fo:text-indent="-5.40pt">
        <style:tab-stops>
          <style:tab-stop style:position="22.65pt"/>
          <style:tab-stop style:position="32891.10pt"/>
          <style:tab-stop style:position="54114.65pt" style:char="." style:type="char"/>
        </style:tab-stops>
      </style:paragraph-properties>
    </style:style>
    <style:style style:name="P71" style:family="paragraph">
      <style:paragraph-properties fo:line-height="100.00%" fo:text-align="left" fo:margin-left="5.40pt" fo:text-indent="-5.40pt">
        <style:tab-stops>
          <style:tab-stop style:position="22.65pt"/>
          <style:tab-stop style:position="32891.10pt"/>
          <style:tab-stop style:position="421116.25pt" style:type="right"/>
        </style:tab-stops>
      </style:paragraph-properties>
    </style:style>
    <style:style style:name="P72" style:family="paragraph">
      <style:paragraph-properties fo:line-height="100.00%" fo:text-align="left"/>
    </style:style>
    <style:style style:name="P73" style:family="paragraph">
      <style:paragraph-properties fo:line-height="100.00%" fo:text-align="left" fo:margin-left="5.40pt" fo:text-indent="-5.40pt">
        <style:tab-stops>
          <style:tab-stop style:position="22.65pt"/>
          <style:tab-stop style:position="32891.10pt"/>
          <style:tab-stop style:position="421116.25pt" style:type="right"/>
        </style:tab-stops>
      </style:paragraph-properties>
    </style:style>
    <style:style style:name="P74" style:family="paragraph">
      <style:paragraph-properties fo:line-height="125.00%" fo:text-align="justify" fo:margin-bottom="7.00pt"/>
    </style:style>
    <style:style style:name="P75" style:family="paragraph">
      <style:paragraph-properties fo:line-height="125.00%" fo:text-align="justify" fo:margin-left="43.10pt" fo:text-indent="-28.90pt" fo:margin-top="2.00pt" fo:margin-bottom="12.00pt"/>
    </style:style>
    <style:style style:name="P76" style:family="paragraph">
      <style:paragraph-properties fo:line-height="100.00%" fo:text-align="left" fo:margin-left="5.40pt" fo:text-indent="-5.40pt">
        <style:tab-stops>
          <style:tab-stop style:position="145.60pt"/>
          <style:tab-stop style:position="32891.10pt"/>
        </style:tab-stops>
      </style:paragraph-properties>
    </style:style>
    <style:style style:name="P77" style:family="paragraph">
      <style:paragraph-properties fo:line-height="100.00%" fo:text-align="left"/>
    </style:style>
    <style:style style:name="P78" style:family="paragraph">
      <style:paragraph-properties fo:line-height="100.00%" fo:text-align="left" fo:margin-left="5.40pt" fo:text-indent="-5.40pt">
        <style:tab-stops>
          <style:tab-stop style:position="145.60pt"/>
          <style:tab-stop style:position="32891.10pt"/>
        </style:tab-stops>
      </style:paragraph-properties>
    </style:style>
    <style:style style:name="P79" style:family="paragraph">
      <style:paragraph-properties fo:line-height="100.00%" fo:text-align="left" fo:margin-left="5.40pt" fo:text-indent="-5.40pt">
        <style:tab-stops>
          <style:tab-stop style:position="145.60pt"/>
          <style:tab-stop style:position="32891.10pt"/>
        </style:tab-stops>
      </style:paragraph-properties>
    </style:style>
    <style:style style:name="P80" style:family="paragraph">
      <style:paragraph-properties fo:line-height="100.00%" fo:text-align="left"/>
    </style:style>
    <style:style style:name="P81" style:family="paragraph">
      <style:paragraph-properties fo:line-height="100.00%" fo:text-align="left" fo:margin-left="5.40pt" fo:text-indent="-5.40pt">
        <style:tab-stops>
          <style:tab-stop style:position="145.60pt"/>
          <style:tab-stop style:position="32891.10pt"/>
        </style:tab-stops>
      </style:paragraph-properties>
    </style:style>
    <style:style style:name="P82" style:family="paragraph">
      <style:paragraph-properties fo:line-height="100.00%" fo:text-align="left"/>
    </style:style>
    <style:style style:name="P83" style:family="paragraph">
      <style:paragraph-properties fo:line-height="100.00%" fo:text-align="left" fo:margin-left="5.40pt" fo:text-indent="-5.40pt">
        <style:tab-stops>
          <style:tab-stop style:position="145.60pt"/>
          <style:tab-stop style:position="32891.10pt"/>
        </style:tab-stops>
      </style:paragraph-properties>
    </style:style>
    <style:style style:name="P84" style:family="paragraph">
      <style:paragraph-properties fo:line-height="100.00%" fo:text-align="left" fo:margin-left="5.40pt" fo:text-indent="-5.40pt">
        <style:tab-stops>
          <style:tab-stop style:position="145.60pt"/>
          <style:tab-stop style:position="32891.10pt"/>
        </style:tab-stops>
      </style:paragraph-properties>
    </style:style>
    <style:style style:name="P85" style:family="paragraph">
      <style:paragraph-properties fo:line-height="100.00%" fo:text-align="left"/>
    </style:style>
    <style:style style:name="P86" style:family="paragraph">
      <style:paragraph-properties fo:line-height="100.00%" fo:text-align="left" fo:margin-left="5.40pt" fo:text-indent="-5.40pt">
        <style:tab-stops>
          <style:tab-stop style:position="145.60pt"/>
          <style:tab-stop style:position="32891.10pt"/>
        </style:tab-stops>
      </style:paragraph-properties>
    </style:style>
    <style:style style:name="P87" style:family="paragraph">
      <style:paragraph-properties fo:line-height="110.00%" fo:text-align="left" fo:margin-bottom="8.00pt"/>
    </style:style>
    <style:style style:name="P88" style:family="paragraph">
      <style:paragraph-properties fo:line-height="125.00%" fo:text-align="justify" fo:margin-left="43.10pt" fo:text-indent="-28.90pt" fo:margin-top="2.00pt" fo:margin-bottom="12.00pt"/>
    </style:style>
    <style:style style:name="P89" style:family="paragraph">
      <style:paragraph-properties fo:line-height="100.00%" fo:text-align="left" fo:margin-left="5.40pt" fo:text-indent="-5.40pt">
        <style:tab-stops>
          <style:tab-stop style:position="29.80pt"/>
          <style:tab-stop style:position="32891.10pt"/>
        </style:tab-stops>
      </style:paragraph-properties>
    </style:style>
    <style:style style:name="P90" style:family="paragraph">
      <style:paragraph-properties fo:line-height="100.00%" fo:text-align="left"/>
    </style:style>
    <style:style style:name="P91" style:family="paragraph">
      <style:paragraph-properties fo:line-height="100.00%" fo:text-align="left" fo:margin-left="5.40pt" fo:text-indent="-5.40pt">
        <style:tab-stops>
          <style:tab-stop style:position="29.80pt"/>
          <style:tab-stop style:position="32891.10pt"/>
        </style:tab-stops>
      </style:paragraph-properties>
    </style:style>
    <style:style style:name="P92" style:family="paragraph">
      <style:paragraph-properties fo:line-height="100.00%" fo:text-align="left" fo:margin-left="5.40pt" fo:text-indent="-5.40pt">
        <style:tab-stops>
          <style:tab-stop style:position="29.80pt"/>
          <style:tab-stop style:position="32891.10pt"/>
        </style:tab-stops>
      </style:paragraph-properties>
    </style:style>
    <style:style style:name="P93" style:family="paragraph">
      <style:paragraph-properties fo:line-height="100.00%" fo:text-align="left"/>
    </style:style>
    <style:style style:name="P94" style:family="paragraph">
      <style:paragraph-properties fo:line-height="100.00%" fo:text-align="left" fo:margin-left="5.40pt" fo:text-indent="-5.40pt">
        <style:tab-stops>
          <style:tab-stop style:position="29.80pt"/>
          <style:tab-stop style:position="32891.10pt"/>
        </style:tab-stops>
      </style:paragraph-properties>
    </style:style>
    <style:style style:name="P95" style:family="paragraph">
      <style:paragraph-properties fo:line-height="125.00%" fo:text-align="justify" fo:margin-top="12.00pt" fo:margin-bottom="18.00pt"/>
    </style:style>
    <style:style style:name="P96" style:family="paragraph">
      <style:paragraph-properties fo:line-height="125.00%" fo:text-align="justify" fo:margin-left="43.10pt" fo:text-indent="-28.90pt" fo:margin-top="2.00pt" fo:margin-bottom="12.00pt"/>
    </style:style>
    <style:style style:name="P97" style:family="paragraph">
      <style:paragraph-properties fo:line-height="100.00%" fo:text-align="left" fo:margin-left="5.40pt" fo:text-indent="-5.40pt">
        <style:tab-stops>
          <style:tab-stop style:position="145.60pt"/>
          <style:tab-stop style:position="32891.10pt"/>
          <style:tab-stop style:position="421116.25pt" style:type="right"/>
        </style:tab-stops>
      </style:paragraph-properties>
    </style:style>
    <style:style style:name="P98" style:family="paragraph">
      <style:paragraph-properties fo:line-height="100.00%" fo:text-align="left"/>
    </style:style>
    <style:style style:name="P99" style:family="paragraph">
      <style:paragraph-properties fo:line-height="100.00%" fo:text-align="left" fo:margin-left="5.40pt" fo:text-indent="-5.40pt">
        <style:tab-stops>
          <style:tab-stop style:position="145.60pt"/>
          <style:tab-stop style:position="32891.10pt"/>
          <style:tab-stop style:position="421116.25pt" style:type="right"/>
        </style:tab-stops>
      </style:paragraph-properties>
    </style:style>
    <style:style style:name="P100" style:family="paragraph">
      <style:paragraph-properties fo:line-height="100.00%" fo:text-align="left" fo:margin-left="5.40pt" fo:text-indent="-5.40pt">
        <style:tab-stops>
          <style:tab-stop style:position="145.60pt"/>
          <style:tab-stop style:position="32891.10pt"/>
          <style:tab-stop style:position="421116.25pt" style:type="right"/>
        </style:tab-stops>
      </style:paragraph-properties>
    </style:style>
    <style:style style:name="P101" style:family="paragraph">
      <style:paragraph-properties fo:line-height="100.00%" fo:text-align="left"/>
    </style:style>
    <style:style style:name="P102" style:family="paragraph">
      <style:paragraph-properties fo:line-height="100.00%" fo:text-align="left" fo:margin-left="18.00pt" fo:text-indent="0.00pt"/>
    </style:style>
    <style:style style:name="P103" style:family="paragraph">
      <style:paragraph-properties fo:line-height="100.00%" fo:text-align="left"/>
    </style:style>
    <style:style style:name="P104" style:family="paragraph">
      <style:paragraph-properties fo:line-height="100.00%" fo:text-align="left" fo:margin-left="5.40pt" fo:text-indent="-5.40pt">
        <style:tab-stops>
          <style:tab-stop style:position="145.60pt"/>
          <style:tab-stop style:position="32891.10pt"/>
          <style:tab-stop style:position="421116.25pt" style:type="right"/>
        </style:tab-stops>
      </style:paragraph-properties>
    </style:style>
    <style:style style:name="P105" style:family="paragraph">
      <style:paragraph-properties fo:line-height="125.00%" fo:text-align="justify" fo:margin-bottom="7.00pt"/>
    </style:style>
    <style:style style:name="P106" style:family="paragraph">
      <style:paragraph-properties fo:line-height="110.00%" fo:text-align="left" fo:margin-bottom="8.00pt"/>
    </style:style>
    <style:style style:name="P107" style:family="paragraph">
      <style:paragraph-properties fo:line-height="125.00%" fo:text-align="justify" fo:margin-top="12.00pt" fo:margin-bottom="18.00pt"/>
    </style:style>
    <style:style style:name="P108" style:family="paragraph">
      <style:paragraph-properties fo:line-height="125.00%" fo:text-align="justify" fo:margin-bottom="7.00pt"/>
    </style:style>
    <style:style style:name="P109" style:family="paragraph">
      <style:paragraph-properties fo:line-height="125.00%" fo:text-align="justify" fo:margin-bottom="7.00pt">
        <style:tab-stops>
          <style:tab-stop style:position="382.50pt"/>
        </style:tab-stops>
      </style:paragraph-properties>
    </style:style>
    <style:style style:name="P110" style:family="paragraph">
      <style:paragraph-properties fo:line-height="100.00%" fo:text-align="left"/>
    </style:style>
    <style:style style:name="P111" style:family="paragraph">
      <style:paragraph-properties fo:line-height="125.00%" fo:text-align="justify" fo:margin-bottom="7.00pt"/>
    </style:style>
    <style:style style:name="P112" style:family="paragraph">
      <style:paragraph-properties fo:line-height="125.00%" fo:text-align="justify" fo:margin-bottom="7.00pt">
        <style:tab-stops>
          <style:tab-stop style:position="382.50pt"/>
        </style:tab-stops>
      </style:paragraph-properties>
    </style:style>
    <style:style style:name="P113" style:family="paragraph">
      <style:paragraph-properties fo:line-height="125.00%" fo:text-align="justify" fo:margin-bottom="7.00pt"/>
    </style:style>
    <style:style style:name="TableColumn0100" style:family="table-column">
      <style:table-column-properties style:column-width="0.882639in"/>
    </style:style>
    <style:style style:name="TableColumn0101" style:family="table-column">
      <style:table-column-properties style:column-width="0.984028in"/>
    </style:style>
    <style:style style:name="TableColumn0102" style:family="table-column">
      <style:table-column-properties style:column-width="1.575000in"/>
    </style:style>
    <style:style style:name="TableColumn0103" style:family="table-column">
      <style:table-column-properties style:column-width="2.851389in"/>
    </style:style>
    <style:style style:name="Table01" style:family="table">
      <style:table-properties style:width="6.2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Cell010003"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olumn0200" style:family="table-column">
      <style:table-column-properties style:column-width="0.488194in"/>
    </style:style>
    <style:style style:name="TableColumn0201" style:family="table-column">
      <style:table-column-properties style:column-width="5.808333in"/>
    </style:style>
    <style:style style:name="Table02" style:family="table">
      <style:table-properties style:width="6.296528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Cell020001"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Row0201" style:family="table-row">
      <style:table-row-properties/>
    </style:style>
    <style:style style:name="TableCell02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2" style:family="table-row">
      <style:table-row-properties/>
    </style:style>
    <style:style style:name="TableCell020200"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Cell020201"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Column0300" style:family="table-column">
      <style:table-column-properties style:column-width="0.488889in"/>
    </style:style>
    <style:style style:name="TableColumn0301" style:family="table-column">
      <style:table-column-properties style:column-width="5.804167in"/>
    </style:style>
    <style:style style:name="Table03" style:family="table">
      <style:table-properties style:width="6.293056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Cell030001"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Row0301" style:family="table-row">
      <style:table-row-properties/>
    </style:style>
    <style:style style:name="TableCell03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olumn0400" style:family="table-column">
      <style:table-column-properties style:column-width="0.388889in"/>
    </style:style>
    <style:style style:name="TableColumn0401" style:family="table-column">
      <style:table-column-properties style:column-width="2.757639in"/>
    </style:style>
    <style:style style:name="TableColumn0402" style:family="table-column">
      <style:table-column-properties style:column-width="3.146528in"/>
    </style:style>
    <style:style style:name="Table04" style:family="table">
      <style:table-properties style:width="6.293056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Cell040001"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Cell040002"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Row0401" style:family="table-row">
      <style:table-row-properties/>
    </style:style>
    <style:style style:name="TableCell04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4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4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402" style:family="table-row">
      <style:table-row-properties/>
    </style:style>
    <style:style style:name="TableCell040200"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Cell040201"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Cell040202"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Row0403" style:family="table-row">
      <style:table-row-properties/>
    </style:style>
    <style:style style:name="TableCell040300"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Cell040301"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Cell040302"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Column0500" style:family="table-column">
      <style:table-column-properties style:column-width="0.488889in"/>
    </style:style>
    <style:style style:name="TableColumn0501" style:family="table-column">
      <style:table-column-properties style:column-width="2.165972in"/>
    </style:style>
    <style:style style:name="TableColumn0502" style:family="table-column">
      <style:table-column-properties style:column-width="3.638194in"/>
    </style:style>
    <style:style style:name="Table05" style:family="table">
      <style:table-properties style:width="6.293056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Cell050001"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Cell050002"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Row0501" style:family="table-row">
      <style:table-row-properties/>
    </style:style>
    <style:style style:name="TableCell050100"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Cell050101"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Cell050102"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Column0600" style:family="table-column">
      <style:table-column-properties style:column-width="0.389583in"/>
    </style:style>
    <style:style style:name="TableColumn0601" style:family="table-column">
      <style:table-column-properties style:column-width="3.786111in"/>
    </style:style>
    <style:style style:name="TableColumn0602" style:family="table-column">
      <style:table-column-properties style:column-width="2.117361in"/>
    </style:style>
    <style:style style:name="Table06" style:family="table">
      <style:table-properties style:width="6.293056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Cell060001"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Cell060002"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Row0601" style:family="table-row">
      <style:table-row-properties/>
    </style:style>
    <style:style style:name="TableCell06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6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6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olumn0700" style:family="table-column">
      <style:table-column-properties style:column-width="2.097222in"/>
    </style:style>
    <style:style style:name="TableColumn0701" style:family="table-column">
      <style:table-column-properties style:column-width="4.195833in"/>
    </style:style>
    <style:style style:name="Table07" style:family="table">
      <style:table-properties style:width="6.293056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Cell070001"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Row0701" style:family="table-row">
      <style:table-row-properties/>
    </style:style>
    <style:style style:name="TableCell07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7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702" style:family="table-row">
      <style:table-row-properties/>
    </style:style>
    <style:style style:name="TableCell07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7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703" style:family="table-row">
      <style:table-row-properties style:min-row-height="0.213194in"/>
    </style:style>
    <style:style style:name="TableCell070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7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olumn0800" style:family="table-column">
      <style:table-column-properties style:column-width="0.488889in"/>
    </style:style>
    <style:style style:name="TableColumn0801" style:family="table-column">
      <style:table-column-properties style:column-width="5.804167in"/>
    </style:style>
    <style:style style:name="Table08" style:family="table">
      <style:table-properties style:width="6.293056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Cell080001" style:family="table-cell">
      <style:table-cell-properties fo:border-top="0.006944in solid #000000" fo:border-left="0.006944in solid #000000" fo:border-right="0.006944in solid #000000" fo:border-bottom="0.006944in solid #000000" fo:padding-left="0.075000in" fo:padding-right="0.075000in" fo:vertical-align="top" fo:background-color="#1f3864"/>
    </style:style>
    <style:style style:name="TableRow0801" style:family="table-row">
      <style:table-row-properties/>
    </style:style>
    <style:style style:name="TableCell08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8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olumn0900" style:family="table-column">
      <style:table-column-properties style:column-width="2.097222in"/>
    </style:style>
    <style:style style:name="TableColumn0901" style:family="table-column">
      <style:table-column-properties style:column-width="2.108333in"/>
    </style:style>
    <style:style style:name="TableColumn0902" style:family="table-column">
      <style:table-column-properties style:column-width="2.087500in"/>
    </style:style>
    <style:style style:name="Table09" style:family="table">
      <style:table-properties style:width="6.293056in" fo:margin-left="0.000000in" style:writing-mode="lr" table:align="left" style:may-break-between-rows="true"/>
    </style:style>
    <style:style style:name="TableRow0900" style:family="table-row">
      <style:table-row-properties style:min-row-height="0.197917in"/>
    </style:style>
    <style:style style:name="TableCell09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9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9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901" style:family="table-row">
      <style:table-row-properties style:min-row-height="0.177083in"/>
    </style:style>
    <style:style style:name="TableCell09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9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9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text:p>
      <text:p text:style-name="P2"><text:span text:style-name="T1"/></text:p>
      <text:p text:style-name="P3"><text:span text:style-name="T1"/></text:p>
      <text:p text:style-name="P4"><text:span text:style-name="T2">Table des matières</text:span></text:p>
      <text:p text:style-name="P5"><text:a xlink:href="#_Toc84367031"><text:span text:style-name="T4">1</text:span></text:a><text:span text:style-name="T5"><text:tab/></text:span><text:a xlink:href="#_Toc84367031"><text:span text:style-name="T7">Suivi des modifications des documents</text:span></text:a><text:span text:style-name="T8"><text:tab/></text:span><text:a xlink:href="#_Toc84367031"><text:span text:style-name="T10">3</text:span></text:a><text:span text:style-name="T11"/></text:p>
      <text:p text:style-name="P5"><text:a xlink:href="#_Toc84367032"><text:span text:style-name="T13">2</text:span></text:a><text:span text:style-name="T14"><text:tab/></text:span><text:a xlink:href="#_Toc84367032"><text:span text:style-name="T16">Aperçu du projet</text:span></text:a><text:span text:style-name="T17"><text:tab/></text:span><text:a xlink:href="#_Toc84367032"><text:span text:style-name="T19">3</text:span></text:a><text:span text:style-name="T20"/></text:p>
      <text:p text:style-name="P6"><text:a xlink:href="#_Toc84367033"><text:span text:style-name="T22">2.1</text:span></text:a><text:span text:style-name="T23"><text:tab/></text:span><text:a xlink:href="#_Toc84367033"><text:span text:style-name="T25">Résumé du projet</text:span></text:a><text:span text:style-name="T26"><text:tab/></text:span><text:a xlink:href="#_Toc84367033"><text:span text:style-name="T28">3</text:span></text:a><text:span text:style-name="T29"/></text:p>
      <text:p text:style-name="P6"><text:a xlink:href="#_Toc84367034"><text:span text:style-name="T31">2.2</text:span></text:a><text:span text:style-name="T32"><text:tab/></text:span><text:a xlink:href="#_Toc84367034"><text:span text:style-name="T34">Objectifs du projet</text:span></text:a><text:span text:style-name="T35"><text:tab/></text:span><text:a xlink:href="#_Toc84367034"><text:span text:style-name="T37">3</text:span></text:a><text:span text:style-name="T38"/></text:p>
      <text:p text:style-name="P6"><text:a xlink:href="#_Toc84367035"><text:span text:style-name="T40">2.3</text:span></text:a><text:span text:style-name="T41"><text:tab/></text:span><text:a xlink:href="#_Toc84367035"><text:span text:style-name="T43">Portée du projet</text:span></text:a><text:span text:style-name="T44"><text:tab/></text:span><text:a xlink:href="#_Toc84367035"><text:span text:style-name="T46">3</text:span></text:a><text:span text:style-name="T47"/></text:p>
      <text:p text:style-name="P7"><text:a xlink:href="#_Toc84367036"><text:span text:style-name="T49">2.3.1</text:span></text:a><text:span text:style-name="T50"><text:tab/></text:span><text:a xlink:href="#_Toc84367036"><text:span text:style-name="T52">Définition de la portée</text:span></text:a><text:span text:style-name="T53"><text:tab/></text:span><text:a xlink:href="#_Toc84367036"><text:span text:style-name="T55">3</text:span></text:a><text:span text:style-name="T56"/></text:p>
      <text:p text:style-name="P7"><text:a xlink:href="#_Toc84367037"><text:span text:style-name="T58">2.3.2</text:span></text:a><text:span text:style-name="T59"><text:tab/></text:span><text:a xlink:href="#_Toc84367037"><text:span text:style-name="T61">Critères de réussite</text:span></text:a><text:span text:style-name="T62"><text:tab/></text:span><text:a xlink:href="#_Toc84367037"><text:span text:style-name="T64">3</text:span></text:a><text:span text:style-name="T65"/></text:p>
      <text:p text:style-name="P7"><text:a xlink:href="#_Toc84367038"><text:span text:style-name="T67">2.3.3</text:span></text:a><text:span text:style-name="T68"><text:tab/></text:span><text:a xlink:href="#_Toc84367038"><text:span text:style-name="T70">Critère de sortie</text:span></text:a><text:span text:style-name="T71"><text:tab/></text:span><text:a xlink:href="#_Toc84367038"><text:span text:style-name="T73">3</text:span></text:a><text:span text:style-name="T74"/></text:p>
      <text:p text:style-name="P7"><text:a xlink:href="#_Toc84367039"><text:span text:style-name="T76">2.3.4</text:span></text:a><text:span text:style-name="T77"><text:tab/></text:span><text:a xlink:href="#_Toc84367039"><text:span text:style-name="T79">Exclusion</text:span></text:a><text:span text:style-name="T80"><text:tab/></text:span><text:a xlink:href="#_Toc84367039"><text:span text:style-name="T82">3</text:span></text:a><text:span text:style-name="T83"/></text:p>
      <text:p text:style-name="P8"><text:a xlink:href="#_Toc84367040"><text:span text:style-name="T85">2.4</text:span></text:a><text:span text:style-name="T86"><text:tab/></text:span><text:a xlink:href="#_Toc84367040"><text:span text:style-name="T88">Jalons</text:span></text:a><text:span text:style-name="T89"><text:tab/></text:span><text:a xlink:href="#_Toc84367040"><text:span text:style-name="T91">4</text:span></text:a><text:span text:style-name="T92"/></text:p>
      <text:p text:style-name="P8"><text:a xlink:href="#_Toc84367041"><text:span text:style-name="T94">2.5</text:span></text:a><text:span text:style-name="T95"><text:tab/></text:span><text:a xlink:href="#_Toc84367041"><text:span text:style-name="T97">Produits livrables</text:span></text:a><text:span text:style-name="T98"><text:tab/></text:span><text:a xlink:href="#_Toc84367041"><text:span text:style-name="T100">4</text:span></text:a><text:span text:style-name="T101"/></text:p>
      <text:p text:style-name="P8"><text:a xlink:href="#_Toc84367042"><text:span text:style-name="T103">2.6</text:span></text:a><text:span text:style-name="T104"><text:tab/></text:span><text:a xlink:href="#_Toc84367042"><text:span text:style-name="T106">Contraintes</text:span></text:a><text:span text:style-name="T107"><text:tab/></text:span><text:a xlink:href="#_Toc84367042"><text:span text:style-name="T109">4</text:span></text:a><text:span text:style-name="T110"/></text:p>
      <text:p text:style-name="P9"><text:a xlink:href="#_Toc84367043"><text:span text:style-name="T112">3</text:span></text:a><text:span text:style-name="T113"><text:tab/></text:span><text:a xlink:href="#_Toc84367043"><text:span text:style-name="T115">Organisation du projet</text:span></text:a><text:span text:style-name="T116"><text:tab/></text:span><text:a xlink:href="#_Toc84367043"><text:span text:style-name="T118">4</text:span></text:a><text:span text:style-name="T119"/></text:p>
      <text:p text:style-name="P10"><text:a xlink:href="#_Toc84367044"><text:span text:style-name="T121">3.1</text:span></text:a><text:span text:style-name="T122"><text:tab/></text:span><text:a xlink:href="#_Toc84367044"><text:span text:style-name="T124">Rôles et responsabilités</text:span></text:a><text:span text:style-name="T125"><text:tab/></text:span><text:a xlink:href="#_Toc84367044"><text:span text:style-name="T127">4</text:span></text:a><text:span text:style-name="T128"/></text:p>
      <text:p text:style-name="P11"><text:a xlink:href="#_Toc84367045"><text:span text:style-name="T130">4</text:span></text:a><text:span text:style-name="T131"><text:tab/></text:span><text:a xlink:href="#_Toc84367045"><text:span text:style-name="T133">Signature et approbation de la charte</text:span></text:a><text:span text:style-name="T134"><text:tab/></text:span><text:a xlink:href="#_Toc84367045"><text:span text:style-name="T136">5</text:span></text:a><text:span text:style-name="T137"/></text:p>
      <text:p text:style-name="P12"><text:span text:style-name="T137"/></text:p>
      <text:p text:style-name="P12"><text:span text:style-name="T137"/></text:p>
      <text:p text:style-name="P13"><text:span text:style-name="T138"><text:s/>Suivi des modifications des documents</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15"><text:span text:style-name="T140">Numéro de révision</text:span><text:span text:style-name="T141"/></text:p>
          </table:table-cell>
          <table:table-cell table:style-name="TableCell010001">
            <text:p text:style-name="P15"><text:span text:style-name="T142">Date de publication</text:span><text:span text:style-name="T143"/></text:p>
          </table:table-cell>
          <table:table-cell table:style-name="TableCell010002">
            <text:p text:style-name="P15"><text:span text:style-name="T144">Auteurs(s)</text:span><text:span text:style-name="T145"/></text:p>
          </table:table-cell>
          <table:table-cell table:style-name="TableCell010003">
            <text:p text:style-name="P15"><text:span text:style-name="T146">Brève description du changement</text:span><text:span text:style-name="T147"/></text:p>
          </table:table-cell>
        </table:table-row>
        <table:table-row table:style-name="TableRow0101">
          <table:table-cell table:style-name="TableCell010100">
            <text:p text:style-name="P18"><text:span text:style-name="T148">1.0</text:span><text:span text:style-name="T149"/></text:p>
          </table:table-cell>
          <table:table-cell table:style-name="TableCell010101">
            <text:p text:style-name="P18"><text:span text:style-name="T150">06/10/2021</text:span><text:span text:style-name="T151"/></text:p>
          </table:table-cell>
          <table:table-cell table:style-name="TableCell010102">
            <text:p text:style-name="P18"><text:span text:style-name="T152">Adrien LAFFARGUE</text:span><text:span text:style-name="T153"/></text:p>
          </table:table-cell>
          <table:table-cell table:style-name="TableCell010103">
            <text:p text:style-name="P18"><text:span text:style-name="T154">Création du document</text:span><text:span text:style-name="T155"/></text:p>
          </table:table-cell>
        </table:table-row>
      </table:table>
      <text:p text:style-name="P20"><text:span text:style-name="T156">Aperçu du projet </text:span></text:p>
      <text:p text:style-name="P21"><text:span text:style-name="T157">Résumé du projet</text:span></text:p>
      <text:p text:style-name="P22"><text:span text:style-name="T158">Créer un outil de gestion de travail permettant à ses utilisateurs de visualiser leurs projets et l’avancement de ces derniers.</text:span></text:p>
      <text:p text:style-name="P22"><text:span text:style-name="T158">Il permet au Scrum master de créer de nouveaux projet et d’y inclure l’ensemble de ses collaborateurs via une invitation.</text:span></text:p>
      <text:p text:style-name="P22"><text:span text:style-name="T158">Il permettra de visualiser l’ensemble des tâches à réaliser (Product Backlog) ainsi que les sprints avec les tâches qui lui sont affectés.</text:span></text:p>
      <text:p text:style-name="P22"><text:span text:style-name="T158">Ces dernières seront réparties dans des colonnes de KANBAN qui représente l’état d’avancement de chacune de ces tâches.</text:span></text:p>
      <text:p text:style-name="P22"><text:span text:style-name="T158">Chaque participant pourra exprimer ainsi le travail réalisé en déplaçant (drag and drop) la tâche qui y correspond dans la colonne représentant son état d’avancement.</text:span></text:p>
      <text:p text:style-name="P23"><text:span text:style-name="T159"/></text:p>
      <text:p text:style-name="P24"><text:span text:style-name="T160">Objectifs du projet</text:span></text:p>
      <table:table table:style-name="Table02">
        <table:table-column table:style-name="TableColumn0200"/>
        <table:table-column table:style-name="TableColumn0201"/>
        <table:table-row table:style-name="TableRow0200">
          <table:table-cell table:style-name="TableCell020000">
            <text:p text:style-name="P26"><text:span text:style-name="T162">N°</text:span><text:span text:style-name="T163"/></text:p>
          </table:table-cell>
          <table:table-cell table:style-name="TableCell020001">
            <text:p text:style-name="P26"><text:span text:style-name="T164">Objectifs</text:span><text:span text:style-name="T165"/></text:p>
          </table:table-cell>
        </table:table-row>
        <table:table-row table:style-name="TableRow0201">
          <table:table-cell table:style-name="TableCell020100">
            <text:p text:style-name="P29"><text:span text:style-name="T166">1</text:span><text:span text:style-name="T167"/></text:p>
          </table:table-cell>
          <table:table-cell table:style-name="TableCell020101">
            <text:p text:style-name="P29"><text:span text:style-name="T168">Créer un outil de gestion de projet en respectant la méthodologie SCRUM et KANBAN (SCRUMBAN), livraison avant le 15/12/2021</text:span><text:span text:style-name="T169"/></text:p>
          </table:table-cell>
        </table:table-row>
        <table:table-row table:style-name="TableRow0202">
          <table:table-cell table:style-name="TableCell020200">
            <text:p text:style-name="P32"><text:span text:style-name="T170">5</text:span><text:span text:style-name="T171"/></text:p>
          </table:table-cell>
          <table:table-cell table:style-name="TableCell020201">
            <text:p text:style-name="P32"><text:span text:style-name="T172">Préparer une présentation del’outil et de l’ensemble de ces fonctionnalités pour le 17/12/2021.<text:s/></text:span><text:span text:style-name="T173"/></text:p>
          </table:table-cell>
        </table:table-row>
      </table:table>
      <text:p text:style-name="P34"><text:span text:style-name="T174">Portée du projet</text:span></text:p>
      <text:p text:style-name="P35"><text:span text:style-name="T175">Définition de la portée</text:span></text:p>
      <text:p text:style-name="P36"><text:span text:style-name="T176">Il s'agit d'une application web facilitant la gestion de projet en respectant les preceptes des méthodologies agiles "SCRUM" et "KANBAN". Elle vous permettra de suivre l'évolution d'un projet sprint aprés sprint ainsi que l'état d'avancement des tâches qui y sont ratachées à travers un tableau de Kanban. Vous pourrez également inviter l'ensemble de vos collaborateurs à rejoindre la page de votre projet dans le but de connaître les responsabilités de chacun sur les différentes tâches à traiter. </text:span></text:p>
      <text:p text:style-name="P37"><text:span text:style-name="T177">Critères de réussite</text:span></text:p>
      <table:table table:style-name="Table03">
        <table:table-column table:style-name="TableColumn0300"/>
        <table:table-column table:style-name="TableColumn0301"/>
        <table:table-row table:style-name="TableRow0300">
          <table:table-cell table:style-name="TableCell030000">
            <text:p text:style-name="P39"><text:span text:style-name="T179">N°</text:span><text:span text:style-name="T180"/></text:p>
          </table:table-cell>
          <table:table-cell table:style-name="TableCell030001">
            <text:p text:style-name="P39"><text:span text:style-name="T181">Critères de réussite</text:span><text:span text:style-name="T182"/></text:p>
          </table:table-cell>
        </table:table-row>
        <table:table-row table:style-name="TableRow0301">
          <table:table-cell table:style-name="TableCell030100">
            <text:p text:style-name="P42"><text:span text:style-name="T183">1</text:span><text:span text:style-name="T184"/></text:p>
          </table:table-cell>
          <table:table-cell table:style-name="TableCell030101">
            <text:p text:style-name="P42"><text:span text:style-name="T185">Livraison l’outil de gestion de projet respectant l’ensemble des fonctionnalités attendu par le client le 15/12/2021</text:span><text:span text:style-name="T186"/></text:p>
          </table:table-cell>
        </table:table-row>
      </table:table>
      <text:p text:style-name="P44"><text:span text:style-name="T186"/></text:p>
      <text:p text:style-name="P45"><text:span text:style-name="T187">Critère de sortie</text:span></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47"><text:span text:style-name="T189">N°</text:span><text:span text:style-name="T190"/></text:p>
          </table:table-cell>
          <table:table-cell table:style-name="TableCell040001">
            <text:p text:style-name="P47"><text:span text:style-name="T191">Critère de sortie</text:span><text:span text:style-name="T192"/></text:p>
          </table:table-cell>
          <table:table-cell table:style-name="TableCell040002">
            <text:p text:style-name="P48"><text:span text:style-name="T193">Conséquence</text:span><text:span text:style-name="T194"/></text:p>
          </table:table-cell>
        </table:table-row>
        <table:table-row table:style-name="TableRow0401">
          <table:table-cell table:style-name="TableCell040100">
            <text:p text:style-name="P51"><text:span text:style-name="T195">1</text:span><text:span text:style-name="T196"/></text:p>
          </table:table-cell>
          <table:table-cell table:style-name="TableCell040101">
            <text:p text:style-name="P51"><text:span text:style-name="T197">Livraison tardive<text:s/></text:span><text:span text:style-name="T198"/></text:p>
          </table:table-cell>
          <table:table-cell table:style-name="TableCell040102">
            <text:p text:style-name="P51"><text:span text:style-name="T199">Dépassement de la date de livraison le 15/12/2021</text:span><text:span text:style-name="T200"/></text:p>
          </table:table-cell>
        </table:table-row>
        <table:table-row table:style-name="TableRow0402">
          <table:table-cell table:style-name="TableCell040200">
            <text:p text:style-name="P54"><text:span text:style-name="T201">2</text:span><text:span text:style-name="T202"/></text:p>
          </table:table-cell>
          <table:table-cell table:style-name="TableCell040201">
            <text:p text:style-name="P54"><text:span text:style-name="T203">Produit non conforme aux attentes du client</text:span><text:span text:style-name="T204"/></text:p>
          </table:table-cell>
          <table:table-cell table:style-name="TableCell040202">
            <text:p text:style-name="P54"><text:span text:style-name="T205">Fonctionnalités manquantes, produit difficile d’utilisation ou manquant d’ergonomie.</text:span><text:span text:style-name="T206"/></text:p>
          </table:table-cell>
        </table:table-row>
        <table:table-row table:style-name="TableRow0403">
          <table:table-cell table:style-name="TableCell040300">
            <text:p text:style-name="P56"><text:span text:style-name="T207">3</text:span><text:span text:style-name="T208"/></text:p>
          </table:table-cell>
          <table:table-cell table:style-name="TableCell040301">
            <text:p text:style-name="P56"><text:span text:style-name="T209">Mauvaise présentation</text:span><text:span text:style-name="T210"/></text:p>
          </table:table-cell>
          <table:table-cell table:style-name="TableCell040302">
            <text:p text:style-name="P56"><text:span text:style-name="T211">Présentation pas claire</text:span><text:span text:style-name="T212"/></text:p>
          </table:table-cell>
        </table:table-row>
      </table:table>
      <text:p text:style-name="P58"><text:span text:style-name="T212"/></text:p>
      <text:p text:style-name="P59"><text:span text:style-name="T213">Exclusion</text:span></text:p>
      <table:table table:style-name="Table05">
        <table:table-column table:style-name="TableColumn0500"/>
        <table:table-column table:style-name="TableColumn0501"/>
        <table:table-column table:style-name="TableColumn0502"/>
        <table:table-row table:style-name="TableRow0500">
          <table:table-cell table:style-name="TableCell050000">
            <text:p text:style-name="P61"><text:span text:style-name="T215">N°</text:span><text:span text:style-name="T216"/></text:p>
          </table:table-cell>
          <table:table-cell table:style-name="TableCell050001">
            <text:p text:style-name="P61"><text:span text:style-name="T217">Exclusion du projet</text:span><text:span text:style-name="T218"/></text:p>
          </table:table-cell>
          <table:table-cell table:style-name="TableCell050002">
            <text:p text:style-name="P61"><text:span text:style-name="T219">Description</text:span><text:span text:style-name="T220"/></text:p>
          </table:table-cell>
        </table:table-row>
        <table:table-row table:style-name="TableRow0501">
          <table:table-cell table:style-name="TableCell050100">
            <text:p text:style-name="P64"><text:span text:style-name="T220"/></text:p>
          </table:table-cell>
          <table:table-cell table:style-name="TableCell050101">
            <text:p text:style-name="P64"><text:span text:style-name="T220"/></text:p>
          </table:table-cell>
          <table:table-cell table:style-name="TableCell050102">
            <text:p text:style-name="P64"><text:span text:style-name="T220"/></text:p>
          </table:table-cell>
        </table:table-row>
      </table:table>
      <text:p text:style-name="P66"><text:span text:style-name="T220"/></text:p>
      <text:p text:style-name="P67"><text:span text:style-name="T221">Jalons</text:span></text:p>
      <table:table table:style-name="Table06">
        <table:table-column table:style-name="TableColumn0600"/>
        <table:table-column table:style-name="TableColumn0601"/>
        <table:table-column table:style-name="TableColumn0602"/>
        <table:table-row table:style-name="TableRow0600">
          <table:table-cell table:style-name="TableCell060000">
            <text:p text:style-name="P69"><text:span text:style-name="T223">N°</text:span><text:span text:style-name="T224"/></text:p>
          </table:table-cell>
          <table:table-cell table:style-name="TableCell060001">
            <text:p text:style-name="P69"><text:span text:style-name="T225">Jalons</text:span><text:span text:style-name="T226"/></text:p>
          </table:table-cell>
          <table:table-cell table:style-name="TableCell060002">
            <text:p text:style-name="P69"><text:span text:style-name="T227">Date prévue</text:span><text:span text:style-name="T228"/></text:p>
          </table:table-cell>
        </table:table-row>
        <table:table-row table:style-name="TableRow0601">
          <table:table-cell table:style-name="TableCell060100">
            <text:p text:style-name="P72"><text:span text:style-name="T229">1</text:span><text:span text:style-name="T230"/></text:p>
          </table:table-cell>
          <table:table-cell table:style-name="TableCell060101">
            <text:p text:style-name="P72"><text:span text:style-name="T231">Retour fréquent de l’avancement du projet lors des séances de travaux dirigés.</text:span><text:span text:style-name="T232"/></text:p>
          </table:table-cell>
          <table:table-cell table:style-name="TableCell060102">
            <text:p text:style-name="P72"><text:span text:style-name="T233">Tous les mercredis depuis le premier octobre et<text:s text:c="2"/>ce jusqu’au 15 décembre.</text:span><text:span text:style-name="T234"/></text:p>
          </table:table-cell>
        </table:table-row>
      </table:table>
      <text:p text:style-name="P74"><text:span text:style-name="T234"/></text:p>
      <text:p text:style-name="P75"><text:span text:style-name="T235">Produits livrables</text:span></text:p>
      <table:table table:style-name="Table07">
        <table:table-column table:style-name="TableColumn0700"/>
        <table:table-column table:style-name="TableColumn0701"/>
        <table:table-row table:style-name="TableRow0700">
          <table:table-cell table:style-name="TableCell070000">
            <text:p text:style-name="P77"><text:span text:style-name="T237">Premier produit livrable du projet</text:span><text:span text:style-name="T238"/></text:p>
          </table:table-cell>
          <table:table-cell table:style-name="TableCell070001">
            <text:p text:style-name="P77"><text:span text:style-name="T238"/></text:p>
          </table:table-cell>
        </table:table-row>
        <table:table-row table:style-name="TableRow0701">
          <table:table-cell table:style-name="TableCell070100">
            <text:p text:style-name="P80"><text:span text:style-name="T239">Description :</text:span><text:span text:style-name="T240"/></text:p>
          </table:table-cell>
          <table:table-cell table:style-name="TableCell070101">
            <text:p text:style-name="P80"><text:span text:style-name="T241">Une application web de gestion de projet. </text:span></text:p>
            <text:p text:style-name="P80"><text:span text:style-name="T241">Elle permettra<text:s text:c="2"/>:</text:span></text:p>
            <text:p text:style-name="P80"><text:span text:style-name="T241"><text:tab/>- de créer un compte ou de se connecter pour récupérer les données.</text:span></text:p>
            <text:p text:style-name="P80"><text:span text:style-name="T241"><text:tab/>- de créer ou gérer des projet en suivant les préceptes des méthodologies agiles "SCRUM" et "KANBAN". </text:span></text:p>
            <text:p text:style-name="P80"><text:span text:style-name="T241"><text:tab/>- de créer des tâches dans une colone "Product Backlog" dans une interface de gestion de projet.<text:s text:c="2"/></text:span></text:p>
            <text:p text:style-name="P80"><text:span text:style-name="T241"><text:tab/>- de créer des Sprints et d'y ajouter les tâches qui y sont rattachées.</text:span></text:p>
            <text:p text:style-name="P80"><text:span text:style-name="T241"><text:tab/>- de gérer l'avancement des tâches dans un tableau de KANBAN via un déplacement dans les différentes colones (drag &amp;drop).</text:span></text:p>
            <text:p text:style-name="P80"><text:span text:style-name="T241"><text:tab/>- de créer, modifier ou supprimer les colones du tableau de KABAN.</text:span></text:p>
            <text:p text:style-name="P80"><text:span text:style-name="T241"><text:tab/>- d'inviter vos collaborateur à participer à la modification la page de votre projet en fonction de l'avancement de ce dernier.<text:s/></text:span><text:span text:style-name="T242"/></text:p>
          </table:table-cell>
        </table:table-row>
        <table:table-row table:style-name="TableRow0702">
          <table:table-cell table:style-name="TableCell070200">
            <text:p text:style-name="P82"><text:span text:style-name="T243">Critères d’acceptation :</text:span><text:span text:style-name="T244"/></text:p>
          </table:table-cell>
          <table:table-cell table:style-name="TableCell070201">
            <text:p text:style-name="P82"><text:span text:style-name="T245">Valider par le client</text:span><text:span text:style-name="T246"/></text:p>
          </table:table-cell>
        </table:table-row>
        <table:table-row table:style-name="TableRow0703">
          <table:table-cell table:style-name="TableCell070300">
            <text:p text:style-name="P85"><text:span text:style-name="T247">Échéances :</text:span><text:span text:style-name="T248"/></text:p>
          </table:table-cell>
          <table:table-cell table:style-name="TableCell070301">
            <text:p text:style-name="P85"><text:span text:style-name="T249">15/12/2021</text:span><text:span text:style-name="T250"/></text:p>
          </table:table-cell>
        </table:table-row>
      </table:table>
      <text:p text:style-name="P87"><text:span text:style-name="T250"/></text:p>
      <text:p text:style-name="P88"><text:span text:style-name="T251">Contraintes</text:span></text:p>
      <table:table table:style-name="Table08">
        <table:table-column table:style-name="TableColumn0800"/>
        <table:table-column table:style-name="TableColumn0801"/>
        <table:table-row table:style-name="TableRow0800">
          <table:table-cell table:style-name="TableCell080000">
            <text:p text:style-name="P90"><text:span text:style-name="T253">N°</text:span><text:span text:style-name="T254"/></text:p>
          </table:table-cell>
          <table:table-cell table:style-name="TableCell080001">
            <text:p text:style-name="P90"><text:span text:style-name="T255">Contraintes</text:span><text:span text:style-name="T256"/></text:p>
          </table:table-cell>
        </table:table-row>
        <table:table-row table:style-name="TableRow0801">
          <table:table-cell table:style-name="TableCell080100">
            <text:p text:style-name="P93"><text:span text:style-name="T257">1</text:span><text:span text:style-name="T258"/></text:p>
          </table:table-cell>
          <table:table-cell table:style-name="TableCell080101">
            <text:p text:style-name="P93"><text:span text:style-name="T258"/></text:p>
          </table:table-cell>
        </table:table-row>
      </table:table>
      <text:p text:style-name="P95"><text:span text:style-name="T259">Organisation du projet </text:span></text:p>
      <text:p text:style-name="P96"><text:span text:style-name="T260">Rôles et responsabilités</text:span></text:p>
      <table:table table:style-name="Table09">
        <table:table-column table:style-name="TableColumn0900"/>
        <table:table-column table:style-name="TableColumn0901"/>
        <table:table-column table:style-name="TableColumn0902"/>
        <table:table-row table:style-name="TableRow0900">
          <table:table-cell table:style-name="TableCell090000">
            <text:p text:style-name="P98"><text:span text:style-name="T262">Rôle dans le cadre du projet</text:span><text:span text:style-name="T263"/></text:p>
          </table:table-cell>
          <table:table-cell table:style-name="TableCell090001">
            <text:p text:style-name="P98"><text:span text:style-name="T264">Responsabilités</text:span><text:span text:style-name="T265"/></text:p>
          </table:table-cell>
          <table:table-cell table:style-name="TableCell090002">
            <text:p text:style-name="P98"><text:span text:style-name="T266">Assigné à</text:span><text:span text:style-name="T267"/></text:p>
          </table:table-cell>
        </table:table-row>
        <table:table-row table:style-name="TableRow0901">
          <table:table-cell table:style-name="TableCell090100">
            <text:p text:style-name="P101"><text:span text:style-name="T267">Scrum master</text:span></text:p>
            <text:p text:style-name="P101"><text:span text:style-name="T267"/></text:p>
            <text:p text:style-name="P101"><text:span text:style-name="T267"/></text:p>
            <text:p text:style-name="P101"><text:span text:style-name="T267"/></text:p>
            <text:p text:style-name="P101"><text:span text:style-name="T267"/></text:p>
            <text:p text:style-name="P101"><text:span text:style-name="T267"/></text:p>
            <text:p text:style-name="P101"><text:span text:style-name="T267">Product owner</text:span></text:p>
            <text:p text:style-name="P101"><text:span text:style-name="T267"/></text:p>
            <text:p text:style-name="P101"><text:span text:style-name="T267"/></text:p>
            <text:p text:style-name="P101"><text:span text:style-name="T267"/></text:p>
            <text:p text:style-name="P101"><text:span text:style-name="T267"/></text:p>
            <text:p text:style-name="P101"><text:span text:style-name="T267"/></text:p>
            <text:p text:style-name="P101"><text:span text:style-name="T267"/></text:p>
            <text:p text:style-name="P101"><text:span text:style-name="T267">Développeur</text:span></text:p>
          </table:table-cell>
          <table:table-cell table:style-name="TableCell090101">
            <text:p text:style-name="P102"><text:span text:style-name="T267">Gestion de la cohérence du projet et de la cohésion de l'équipe et développement de l'application. Gérer Yassir.</text:span></text:p>
            <text:p text:style-name="P102"><text:span text:style-name="T267"/></text:p>
            <text:p text:style-name="P102"><text:span text:style-name="T267"/></text:p>
            <text:p text:style-name="P102"><text:span text:style-name="T267">Qualité de l'application en fonction des attentes du client et développement de l'applicaiton.</text:span></text:p>
            <text:p text:style-name="P102"><text:span text:style-name="T267"/></text:p>
            <text:p text:style-name="P102"><text:span text:style-name="T267"/></text:p>
            <text:p text:style-name="P102"><text:span text:style-name="T267">Supprimer les branches si besoin et développement de l'application</text:span></text:p>
            <text:p text:style-name="P102"><text:span text:style-name="T267"/></text:p>
          </table:table-cell>
          <table:table-cell table:style-name="TableCell090102">
            <text:p text:style-name="P103"><text:span text:style-name="T267">Timili Hassan</text:span></text:p>
            <text:p text:style-name="P103"><text:span text:style-name="T267"/></text:p>
            <text:p text:style-name="P103"><text:span text:style-name="T267"/></text:p>
            <text:p text:style-name="P103"><text:span text:style-name="T267"/></text:p>
            <text:p text:style-name="P103"><text:span text:style-name="T267"/></text:p>
            <text:p text:style-name="P103"><text:span text:style-name="T267"/></text:p>
            <text:p text:style-name="P103"><text:span text:style-name="T267"/></text:p>
            <text:p text:style-name="P103"><text:span text:style-name="T267">Charly Anthony</text:span></text:p>
            <text:p text:style-name="P103"><text:span text:style-name="T267"/></text:p>
            <text:p text:style-name="P103"><text:span text:style-name="T267"/></text:p>
            <text:p text:style-name="P103"><text:span text:style-name="T267"/></text:p>
            <text:p text:style-name="P103"><text:span text:style-name="T267"/></text:p>
            <text:p text:style-name="P103"><text:span text:style-name="T267"/></text:p>
            <text:p text:style-name="P103"><text:span text:style-name="T267">Dadoudi Yassir, XXXXXX Mamadou</text:span></text:p>
          </table:table-cell>
        </table:table-row>
      </table:table>
      <text:p text:style-name="P105"><text:span text:style-name="T267"/></text:p>
      <text:p text:style-name="P106"><text:span text:style-name="T267"/></text:p>
      <text:p text:style-name="P107"><text:span text:style-name="T268">Signature et approbation de la charte</text:span></text:p>
      <text:p text:style-name="P108"><text:span text:style-name="T269">La présente section contient les signatures des intervenants clés qui confirment qu’ils approuvent leur rôle et la description du projet, comme ils figurent dans la charte de projet.</text:span></text:p>
      <text:p text:style-name="P108"><text:span text:style-name="T269">Si la portée du projet était modifiée, la charte serait mise à jour et sera présentée à nouveau aux fins d’approbation.</text:span></text:p>
      <text:p text:style-name="P108"><text:span text:style-name="T270"/></text:p>
      <text:p text:style-name="P108"><text:span text:style-name="T271">_________________________________________<text:tab/><text:tab/><text:tab/><text:tab/>________________</text:span></text:p>
      <text:p text:style-name="P109"><text:span text:style-name="T271"><text:tab/></text:span><draw:frame text:anchor-type="as-char" svg:width="27.25mm" svg:height="27.25mm" style:rel-width="scale" style:rel-height="scale"><draw:object-ole xlink:href="OleObj1"/><draw:image xlink:href="ObjectReplacements/OleObj1"/></draw:frame><draw:frame text:anchor-type="as-char" svg:width="29.90mm" svg:height="29.90mm" style:rel-width="scale" style:rel-height="scale"><draw:object-ole xlink:href="OleObj2"/><draw:image xlink:href="ObjectReplacements/OleObj2"/></draw:frame><draw:frame text:anchor-type="as-char" svg:width="29.90mm" svg:height="29.90mm" style:rel-width="scale" style:rel-height="scale"><draw:object-ole xlink:href="OleObj3"/><draw:image xlink:href="ObjectReplacements/OleObj3"/></draw:frame><draw:frame text:anchor-type="as-char" svg:width="29.63mm" svg:height="29.63mm" style:rel-width="scale" style:rel-height="scale"><draw:object-ole xlink:href="OleObj4"/><draw:image xlink:href="ObjectReplacements/OleObj4"/></draw:frame><text:span text:style-name="T273"/></text:p>
      <text:p text:style-name="P110"><text:span text:style-name="T273">Chef de projet</text:span><text:span text:style-name="T274">Une application web de gestion de projet. </text:span></text:p>
      <text:p text:style-name="P110"><text:span text:style-name="T274">Elle permettra<text:s text:c="2"/>:</text:span></text:p>
      <text:p text:style-name="P110"><text:span text:style-name="T274"><text:tab/>- de créer un compte ou de se connecter pour récupérer les données.</text:span></text:p>
      <text:p text:style-name="P110"><text:span text:style-name="T274"><text:tab/>- de créer ou gérer des projet en suivant les préceptes des méthodologies agiles "SCRUM" et "KANBAN". </text:span></text:p>
      <text:p text:style-name="P110"><text:span text:style-name="T274"><text:tab/>- de créer des tâches dans une colone "Product Backlog" dans une interface de gestion de projet.<text:s text:c="2"/></text:span></text:p>
      <text:p text:style-name="P110"><text:span text:style-name="T274"><text:tab/>- de créer des Sprints et d'y ajouter les tâches qui y sont rattachées.</text:span></text:p>
      <text:p text:style-name="P110"><text:span text:style-name="T274"><text:tab/>- de gérer l'avancement des tâches dans un tableau de KANBAN via un déplacement dans les différentes colones (drag &amp;drop).</text:span></text:p>
      <text:p text:style-name="P110"><text:span text:style-name="T274"><text:tab/>- de créer, modifier ou supprimer les colones du tableau de KABAN.</text:span></text:p>
      <text:p text:style-name="P111"><text:span text:style-name="T274"><text:tab/>- d'inviter vos collaborateur à participer à la modification la page de votre projet en fonction de l'avancement de ce dernier.<text:s/></text:span><text:span text:style-name="T275"/></text:p>
      <text:p text:style-name="P111"><text:span text:style-name="T276"/></text:p>
      <text:p text:style-name="P111"><text:span text:style-name="T276"/></text:p>
      <text:p text:style-name="P111"><text:span text:style-name="T277">_________________________________________<text:tab/><text:tab/><text:tab/><text:tab/>________________</text:span></text:p>
      <text:p text:style-name="P112"><text:span text:style-name="T277"><text:tab/><text:s text:c="4"/></text:span></text:p>
      <text:p text:style-name="P113"><text:span text:style-name="T277">Le prof adrien je sais pas du tou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